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P1" style:family="paragraph" style:parent-style-name="Standard">
      <style:text-properties style:font-name="DejaVu Sans Condensed2" fo:font-size="12pt" fo:font-weight="bold" officeooo:rsid="0012cc9b" officeooo:paragraph-rsid="0018c2ef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2" fo:font-size="12pt" fo:font-weight="bold" officeooo:rsid="00148c7a" officeooo:paragraph-rsid="0029c0b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2" fo:font-size="12pt" fo:font-weight="bold" officeooo:rsid="00148c7a" officeooo:paragraph-rsid="0018c2e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2" fo:font-size="12pt" fo:font-weight="bold" officeooo:rsid="0018178b" officeooo:paragraph-rsid="0029c0b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2" fo:font-size="12pt" fo:font-weight="bold" officeooo:rsid="002da520" officeooo:paragraph-rsid="002da52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2" fo:font-size="12pt" fo:font-weight="bold" officeooo:rsid="0012cc9b" officeooo:paragraph-rsid="0029c0be" style:font-size-asian="12pt" style:font-weight-asian="bold" style:font-name-complex="DejaVu Sans Condensed3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18178b" officeooo:paragraph-rsid="0029c0b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18178b" officeooo:paragraph-rsid="001a5590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 Condensed2" fo:font-size="12pt" officeooo:rsid="00148c7a" officeooo:paragraph-rsid="0018c2ef" style:font-size-asian="12pt" style:font-size-complex="12pt"/>
    </style:style>
    <style:style style:name="P10" style:family="paragraph" style:parent-style-name="Standard">
      <style:text-properties style:font-name="DejaVu Sans Condensed2" fo:font-size="12pt" officeooo:rsid="00148c7a" officeooo:paragraph-rsid="00244ba6" style:font-size-asian="12pt" style:font-size-complex="12pt"/>
    </style:style>
    <style:style style:name="P11" style:family="paragraph" style:parent-style-name="Standard">
      <style:text-properties style:font-name="DejaVu Sans Condensed2" fo:font-size="12pt" officeooo:paragraph-rsid="0029c0be" style:font-size-asian="12pt" style:font-size-complex="12pt"/>
    </style:style>
    <style:style style:name="P12" style:family="paragraph" style:parent-style-name="Standard">
      <style:text-properties style:font-name="DejaVu Sans Condensed2" fo:font-size="12pt" officeooo:rsid="001d7543" officeooo:paragraph-rsid="0018c2ef" style:font-size-asian="12pt" style:font-size-complex="12pt"/>
    </style:style>
    <style:style style:name="P13" style:family="paragraph" style:parent-style-name="Standard">
      <style:text-properties style:font-name="DejaVu Sans Condensed2" fo:font-size="12pt" officeooo:rsid="0023ab3b" officeooo:paragraph-rsid="0018c2ef" style:font-size-asian="12pt" style:font-size-complex="12pt"/>
    </style:style>
    <style:style style:name="P14" style:family="paragraph" style:parent-style-name="Standard">
      <style:text-properties style:font-name="DejaVu Sans Condensed2" fo:font-size="12pt" fo:font-style="italic" officeooo:rsid="001d7543" officeooo:paragraph-rsid="0029c0be" style:font-size-asian="12pt" style:font-style-asian="italic" style:font-size-complex="12pt" style:font-style-complex="italic"/>
    </style:style>
    <style:style style:name="P15" style:family="paragraph" style:parent-style-name="Standard">
      <style:text-properties style:font-name="DejaVu Sans Condensed2" officeooo:paragraph-rsid="0029c0be"/>
    </style:style>
    <style:style style:name="P16" style:family="paragraph" style:parent-style-name="Standard">
      <style:text-properties style:font-name="DejaVu Sans Condensed2" officeooo:paragraph-rsid="002f8ced"/>
    </style:style>
    <style:style style:name="P17" style:family="paragraph" style:parent-style-name="Standard">
      <style:paragraph-properties fo:text-align="start" style:justify-single-word="false"/>
      <style:text-properties officeooo:paragraph-rsid="0018c2ef"/>
    </style:style>
    <style:style style:name="P18" style:family="paragraph" style:parent-style-name="Standard" style:list-style-name="L1">
      <style:text-properties style:font-name="DejaVu Sans Condensed2" officeooo:paragraph-rsid="0029c0be"/>
    </style:style>
    <style:style style:name="P19" style:family="paragraph" style:parent-style-name="Standard" style:list-style-name="L1">
      <style:text-properties style:font-name="DejaVu Sans Condensed2" fo:font-size="12pt" officeooo:rsid="00148c7a" officeooo:paragraph-rsid="0029c0be" style:font-size-asian="12pt" style:font-size-complex="12pt"/>
    </style:style>
    <style:style style:name="P20" style:family="paragraph" style:parent-style-name="Standard" style:list-style-name="L3">
      <style:text-properties style:font-name="DejaVu Sans Condensed2" fo:font-size="12pt" officeooo:rsid="00148c7a" officeooo:paragraph-rsid="0029c0be" style:font-size-asian="12pt" style:font-size-complex="12pt"/>
    </style:style>
    <style:style style:name="P21" style:family="paragraph" style:parent-style-name="Standard" style:list-style-name="L2">
      <style:text-properties style:font-name="DejaVu Sans Condensed2" fo:font-size="12pt" officeooo:rsid="0031e491" officeooo:paragraph-rsid="0031e491" style:font-size-asian="12pt" style:font-size-complex="12pt"/>
    </style:style>
    <style:style style:name="P22" style:family="paragraph" style:parent-style-name="Standard" style:list-style-name="L4">
      <style:text-properties style:font-name="DejaVu Sans Condensed2" fo:font-size="12pt" officeooo:rsid="0018178b" officeooo:paragraph-rsid="0029c0be" style:font-size-asian="12pt" style:font-size-complex="12pt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2" fo:font-size="12pt" officeooo:rsid="0012cc9b" officeooo:paragraph-rsid="002c82cb" style:font-size-asian="12pt" style:font-name-complex="DejaVu Sans Condensed3" style:font-size-complex="12pt"/>
    </style:style>
    <style:style style:name="P24" style:family="paragraph" style:parent-style-name="Standard" style:list-style-name="L8">
      <style:paragraph-properties fo:margin-left="0.5in" fo:margin-right="0in" fo:text-align="start" style:justify-single-word="false" fo:text-indent="-0.25in" style:auto-text-indent="false"/>
      <style:text-properties style:font-name="DejaVu Sans Condensed2" fo:font-size="12pt" officeooo:rsid="0012cc9b" officeooo:paragraph-rsid="002a736c" style:font-size-asian="12pt" style:font-name-complex="DejaVu Sans Condensed3" style:font-size-complex="12pt"/>
    </style:style>
    <style:style style:name="P25" style:family="paragraph" style:parent-style-name="Standard" style:list-style-name="L8">
      <style:paragraph-properties fo:margin-left="0.5in" fo:margin-right="0in" fo:text-align="start" style:justify-single-word="false" fo:text-indent="-0.25in" style:auto-text-indent="false"/>
      <style:text-properties style:font-name="DejaVu Sans Condensed2" fo:font-size="12pt" officeooo:rsid="002da520" officeooo:paragraph-rsid="002da520" style:font-size-asian="12pt" style:font-name-complex="DejaVu Sans Condensed3" style:font-size-complex="12pt"/>
    </style:style>
    <style:style style:name="P26" style:family="paragraph" style:parent-style-name="Standard" style:list-style-name="L6">
      <style:text-properties style:font-name="DejaVu Sans Condensed2" fo:font-size="12pt" fo:font-weight="normal" officeooo:rsid="002aa824" officeooo:paragraph-rsid="002da520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text-properties style:font-name="DejaVu Sans Condensed2" officeooo:paragraph-rsid="0029c0be"/>
    </style:style>
    <style:style style:name="P28" style:family="paragraph" style:parent-style-name="Standard" style:list-style-name="L5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da520" style:font-name-complex="DejaVu Sans Condensed3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c82cb" style:font-name-complex="DejaVu Sans Condensed3"/>
    </style:style>
    <style:style style:name="P30" style:family="paragraph" style:parent-style-name="Standard" style:list-style-name="L8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9c0be" style:font-name-complex="DejaVu Sans Condensed3"/>
    </style:style>
    <style:style style:name="P31" style:family="paragraph" style:parent-style-name="Standard" style:list-style-name="L8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a736c" style:font-name-complex="DejaVu Sans Condensed3"/>
    </style:style>
    <style:style style:name="P32" style:family="paragraph" style:parent-style-name="Standard" style:list-style-name="L5">
      <style:paragraph-properties fo:margin-left="0.5in" fo:margin-right="0in" fo:text-align="start" style:justify-single-word="false" fo:text-indent="-0.25in" style:auto-text-indent="false"/>
      <style:text-properties style:font-name="DejaVu Sans Condensed2" officeooo:paragraph-rsid="002da520"/>
    </style:style>
    <style:style style:name="P33" style:family="paragraph" style:parent-style-name="Standard" style:list-style-name="L7">
      <style:text-properties style:font-name="DejaVu Sans Condensed2" officeooo:paragraph-rsid="0029c0be"/>
    </style:style>
    <style:style style:name="P34" style:family="paragraph" style:parent-style-name="Standard" style:list-style-name="L7">
      <style:text-properties style:font-name="DejaVu Sans Condensed2" fo:font-weight="normal" officeooo:rsid="0023ab3b" officeooo:paragraph-rsid="0029c0be" style:font-weight-asian="normal" style:font-weight-complex="normal"/>
    </style:style>
    <style:style style:name="T1" style:family="text">
      <style:text-properties style:font-name="DejaVu Sans Condensed2" fo:font-size="12pt" fo:font-weight="bold" officeooo:rsid="001f2cb5" style:font-size-asian="12pt" style:font-weight-asian="bold" style:font-size-complex="12pt" style:font-weight-complex="bold"/>
    </style:style>
    <style:style style:name="T2" style:family="text">
      <style:text-properties style:font-name="DejaVu Sans Condensed2" fo:font-size="12pt" fo:font-weight="bold" officeooo:rsid="001b1bbd" style:font-size-asian="12pt" style:font-weight-asian="bold" style:font-size-complex="12pt" style:font-weight-complex="bold"/>
    </style:style>
    <style:style style:name="T3" style:family="text">
      <style:text-properties style:font-name="DejaVu Sans Condensed2" fo:font-size="12pt" fo:font-weight="bold" officeooo:rsid="001d7c1c" style:font-size-asian="12pt" style:font-weight-asian="bold" style:font-size-complex="12pt" style:font-weight-complex="bold"/>
    </style:style>
    <style:style style:name="T4" style:family="text">
      <style:text-properties style:font-name="DejaVu Sans Condensed2" fo:font-size="12pt" fo:font-weight="bold" officeooo:rsid="0018178b" style:font-size-asian="12pt" style:font-weight-asian="bold" style:font-size-complex="12pt" style:font-weight-complex="bold"/>
    </style:style>
    <style:style style:name="T5" style:family="text">
      <style:text-properties style:font-name="DejaVu Sans Condensed2" fo:font-size="12pt" fo:font-weight="bold" officeooo:rsid="00220fa1" style:font-size-asian="12pt" style:font-weight-asian="bold" style:font-size-complex="12pt" style:font-weight-complex="bold"/>
    </style:style>
    <style:style style:name="T6" style:family="text">
      <style:text-properties officeooo:rsid="0016828d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6828d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da520" style:text-blinking="false" fo:background-color="transparent" loext:char-shading-value="0"/>
    </style:style>
    <style:style style:name="T9" style:family="text">
      <style:text-properties officeooo:rsid="001d7543"/>
    </style:style>
    <style:style style:name="T10" style:family="text">
      <style:text-properties officeooo:rsid="0018178b"/>
    </style:style>
    <style:style style:name="T11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9c0be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a736c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aa824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de90d" style:font-size-asian="12pt" style:font-weight-asian="bold" style:font-size-complex="12pt" style:font-weight-complex="bold"/>
    </style:style>
    <style:style style:name="T20" style:family="text">
      <style:text-properties fo:font-size="12pt" officeooo:rsid="0037d3e1" style:font-size-asian="12pt" style:font-size-complex="12pt"/>
    </style:style>
    <style:style style:name="T21" style:family="text">
      <style:text-properties fo:font-size="12pt" officeooo:rsid="00148c7a" style:font-size-asian="12pt" style:font-size-complex="12pt"/>
    </style:style>
    <style:style style:name="T22" style:family="text">
      <style:text-properties fo:font-size="12pt" officeooo:rsid="0019c0cd" style:font-size-asian="12pt" style:font-size-complex="12pt"/>
    </style:style>
    <style:style style:name="T23" style:family="text">
      <style:text-properties fo:font-size="12pt" officeooo:rsid="00218ddf" style:font-size-asian="12pt" style:font-size-complex="12pt"/>
    </style:style>
    <style:style style:name="T24" style:family="text">
      <style:text-properties fo:font-size="12pt" officeooo:rsid="0016828d" style:font-size-asian="12pt" style:font-size-complex="12pt"/>
    </style:style>
    <style:style style:name="T25" style:family="text">
      <style:text-properties fo:font-size="12pt" officeooo:rsid="002682e1" style:font-size-asian="12pt" style:font-size-complex="12pt"/>
    </style:style>
    <style:style style:name="T26" style:family="text">
      <style:text-properties fo:font-size="12pt" officeooo:rsid="0022408b" style:font-size-asian="12pt" style:font-size-complex="12pt"/>
    </style:style>
    <style:style style:name="T27" style:family="text">
      <style:text-properties fo:font-size="12pt" officeooo:rsid="00204d23" style:font-size-asian="12pt" style:font-size-complex="12pt"/>
    </style:style>
    <style:style style:name="T28" style:family="text">
      <style:text-properties fo:font-size="12pt" officeooo:rsid="002a736c" style:font-size-asian="12pt" style:font-size-complex="12pt"/>
    </style:style>
    <style:style style:name="T29" style:family="text">
      <style:text-properties fo:font-size="12pt" officeooo:rsid="002da520" style:font-size-asian="12pt" style:font-size-complex="12pt"/>
    </style:style>
    <style:style style:name="T30" style:family="text">
      <style:text-properties fo:font-size="12pt" officeooo:rsid="00307da3" style:font-size-asian="12pt" style:font-size-complex="12pt"/>
    </style:style>
    <style:style style:name="T31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37d3e1" style:font-size-asian="12pt" style:font-weight-asian="normal" style:font-size-complex="12pt" style:font-weight-complex="normal"/>
    </style:style>
    <style:style style:name="T33" style:family="text">
      <style:text-properties fo:font-size="12pt" fo:font-style="italic" officeooo:rsid="001d7543" style:font-size-asian="12pt" style:font-style-asian="italic" style:font-size-complex="12pt" style:font-style-complex="italic"/>
    </style:style>
    <style:style style:name="T34" style:family="text">
      <style:text-properties fo:font-size="12pt" fo:font-style="italic" officeooo:rsid="001f92e3" style:font-size-asian="12pt" style:font-style-asian="italic" style:font-size-complex="12pt" style:font-style-complex="italic"/>
    </style:style>
    <style:style style:name="T35" style:family="text">
      <style:text-properties fo:font-size="12pt" fo:font-style="italic" officeooo:rsid="001f92e3" style:font-name-asian="DejaVu Sans Condensed1" style:font-size-asian="12pt" style:font-style-asian="italic" style:font-name-complex="DejaVu Sans Condensed1" style:font-size-complex="12pt" style:font-style-complex="italic"/>
    </style:style>
    <style:style style:name="T36" style:family="text">
      <style:text-properties officeooo:rsid="0037d3e1"/>
    </style:style>
    <style:style style:name="T37" style:family="text">
      <style:text-properties officeooo:rsid="00259558"/>
    </style:style>
    <style:style style:name="T38" style:family="text">
      <style:text-properties officeooo:rsid="003daad9"/>
    </style:style>
    <style:style style:name="T39" style:family="text">
      <style:text-properties officeooo:rsid="0029c0be"/>
    </style:style>
    <style:style style:name="T40" style:family="text">
      <style:text-properties officeooo:rsid="002a736c"/>
    </style:style>
    <style:style style:name="T41" style:family="text">
      <style:text-properties officeooo:rsid="002da520"/>
    </style:style>
    <style:style style:name="T42" style:family="text">
      <style:text-properties style:font-name-complex="DejaVu Sans Condensed3"/>
    </style:style>
    <style:style style:name="T43" style:family="text">
      <style:text-properties officeooo:rsid="0029c0be" style:font-name-complex="DejaVu Sans Condensed3"/>
    </style:style>
    <style:style style:name="T44" style:family="text">
      <style:text-properties officeooo:rsid="0037d4a0" style:font-name-complex="DejaVu Sans Condensed3"/>
    </style:style>
    <style:style style:name="T45" style:family="text">
      <style:text-properties officeooo:rsid="003a5f3b" style:font-name-complex="DejaVu Sans Condensed3"/>
    </style:style>
    <style:style style:name="T46" style:family="text">
      <style:text-properties officeooo:rsid="002ee38c"/>
    </style:style>
    <style:style style:name="T47" style:family="text">
      <style:text-properties officeooo:rsid="0033a81a"/>
    </style:style>
    <style:style style:name="T48" style:family="text">
      <style:text-properties officeooo:rsid="0037d4a0"/>
    </style:style>
    <style:style style:name="T49" style:family="text">
      <style:text-properties officeooo:rsid="003961d8"/>
    </style:style>
    <style:style style:name="T50" style:family="text">
      <style:text-properties officeooo:rsid="003a5f3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1</text:span><text:span text:style-name="T5">0</text:span><text:span text:style-name="T1">1</text:span><text:span text:style-name="T2"> - </text:span><text:span text:style-name="T3">Controls -</text:span><text:span text:style-name="T2"> </text:span><text:span text:style-name="T4">Joystick</text:span></text:p>
      <text:p text:style-name="P8">U=Up, D=Down, F=Forward, B=Backward, L=Left, R=Right, P=Press, S-*=Shift-, L-*=Long-</text:p>
      <text:p text:style-name="P7"/>
      <text:p text:style-name="P2">Trigger</text:p>
      <text:list text:style-name="L1">
        <text:list-item>
          <text:p text:style-name="P18"><text:span text:style-name="T22">P1</text:span><text:span text:style-name="T21">: </text:span><text:span text:style-name="T24">Trigger </text:span><text:span text:style-name="T25">safety bracket ARM</text:span><text:span text:style-name="T24"> (while held)</text:span></text:p>
        </text:list-item>
        <text:list-item>
          <text:p text:style-name="P19">P2: <text:span text:style-name="T6">Weapon release</text:span></text:p>
        </text:list-item>
      </text:list>
      <text:p text:style-name="P2">Flip-down trigger</text:p>
      <text:list text:style-name="L2">
        <text:list-item>
          <text:p text:style-name="P21">Up: T0<text:tab/><text:tab/><text:tab/><text:tab/>Down: T1<text:tab/><text:tab/><text:tab/>Pull: TV Fix</text:p>
        </text:list-item>
      </text:list>
      <text:p text:style-name="P2">Red button</text:p>
      <text:list text:style-name="L3">
        <text:list-item>
          <text:p text:style-name="P20">P: <text:span text:style-name="T7">Weapon release<text:tab/><text:tab/><text:tab/><text:tab/></text:span><text:span text:style-name="T8">S-P 3x: Eject</text:span></text:p>
        </text:list-item>
      </text:list>
      <text:p text:style-name="P16"><text:span text:style-name="T12">Upper </text:span><text:span text:style-name="T13">G</text:span><text:span text:style-name="T12">ray </text:span><text:span text:style-name="T13">B</text:span><text:span text:style-name="T12">utton -- </text:span><text:span text:style-name="T19">Toggle HUD Glass Up/Down</text:span><text:span text:style-name="T12"><text:tab/><text:tab/><text:tab/></text:span><text:span text:style-name="T20"> <text:s/></text:span><text:span text:style-name="T14">Shift</text:span><text:span text:style-name="T31"> Comm</text:span></text:p>
      <text:p text:style-name="P15"><text:span text:style-name="T12">Lower </text:span><text:span text:style-name="T13">G</text:span><text:span text:style-name="T12">ray </text:span><text:span text:style-name="T13">B</text:span><text:span text:style-name="T12">utton</text:span> -- <text:span text:style-name="T23">Reference button (used to set runway heading and autopilot altitude)</text:span></text:p>
      <text:p text:style-name="P4">Trim <text:span text:style-name="T37">H</text:span>at <text:span text:style-name="T38">(</text:span><text:span text:style-name="T39">don't use axis mode</text:span><text:span text:style-name="T38">)</text:span></text:p>
      <text:p text:style-name="P15"><text:span text:style-name="T33">In normal</text:span><text:span text:style-name="T34"> f</text:span><text:span text:style-name="T35">‌</text:span><text:span text:style-name="T34">light</text:span><text:span text:style-name="T33">:</text:span></text:p>
      <text:list xml:id="list3723107571" text:style-name="L4">
        <text:list-item>
          <text:p text:style-name="P22">U/D/L/R: Pitch/Roll Trim</text:p>
        </text:list-item>
      </text:list>
      <text:p text:style-name="P14">When autopilot is active:</text:p>
      <text:list xml:id="list165724755630957" text:continue-numbering="true" text:style-name="L4">
        <text:list-item>
          <text:p text:style-name="P22">U/D: <text:span text:style-name="T9">Set autopilot altitude</text:span></text:p>
        </text:list-item>
        <text:list-item>
          <text:p text:style-name="P27"><text:span text:style-name="T10">L/R: </text:span><text:span text:style-name="T9">Perform standard-rate turn left/right</text:span></text:p>
        </text:list-item>
      </text:list>
      <text:p text:style-name="P15"><text:span text:style-name="T15">MANVR/PC hat</text:span><text:span text:style-name="T12"> – </text:span><text:span text:style-name="T18">Autopilot Control &amp; Weapon Select</text:span></text:p>
      <text:list text:style-name="L5">
        <text:list-item>
          <text:p text:style-name="P28"><text:span text:style-name="T41">U</text:span>:<text:span text:style-name="T27"> </text:span><text:span text:style-name="T39">Altimeter Medium speed up<text:tab/><text:tab/><text:tab/><text:tab/></text:span><text:span text:style-name="T48">S-U: </text:span></text:p>
        </text:list-item>
        <text:list-item>
          <text:p text:style-name="P28"><text:span text:style-name="T41">D</text:span>: <text:span text:style-name="T39">Altimeter Medium speed down<text:tab/><text:tab/><text:tab/></text:span><text:span text:style-name="T48">S-B: </text:span></text:p>
        </text:list-item>
        <text:list-item>
          <text:p text:style-name="P28"><text:span text:style-name="T39">L</text:span>: <text:span text:style-name="T39">Altimeter Fast down<text:tab/><text:tab/><text:tab/><text:tab/><text:tab/></text:span><text:span text:style-name="T48">S-L: </text:span><text:span text:style-name="T50">Attitude</text:span><text:span text:style-name="T48"> Hold </text:span></text:p>
        </text:list-item>
        <text:list-item>
          <text:p text:style-name="P32"><text:span text:style-name="T43">R</text:span><text:span text:style-name="T42">: </text:span><text:span text:style-name="T43">Altimeter Fast up<text:tab/><text:tab/><text:tab/><text:tab/><text:tab/></text:span><text:span text:style-name="T44">S-R: </text:span><text:span text:style-name="T45">Altitude Hold (also sets att)</text:span></text:p>
        </text:list-item>
      </text:list>
      <text:p text:style-name="P4">Dish hat <text:span text:style-name="T41">(pov) -- Weapon Select</text:span></text:p>
      <text:list text:style-name="L6">
        <text:list-item>
          <text:p text:style-name="P26">U: </text:p>
        </text:list-item>
        <text:list-item>
          <text:p text:style-name="P26">D: <text:span text:style-name="T41">Autothrottle disconnect/IR-missile fast select</text:span></text:p>
        </text:list-item>
        <text:list-item>
          <text:p text:style-name="P26">L: Weapon Selector Dial Prev</text:p>
        </text:list-item>
        <text:list-item>
          <text:p text:style-name="P26">R: Weapon Selector Dial Next</text:p>
        </text:list-item>
        <text:list-item>
          <text:p text:style-name="P26">P: </text:p>
        </text:list-item>
      </text:list>
      <text:p text:style-name="P5">Dish Hat (axis) -- RB-05 </text:p>
      <text:list text:style-name="L7">
        <text:list-item>
          <text:p text:style-name="P33"><text:span text:style-name="T21">U</text:span><text:span text:style-name="T26">/D/L/R</text:span><text:span text:style-name="T21">: </text:span><text:span text:style-name="T26">RB 05 stick up/down/left/right</text:span></text:p>
        </text:list-item>
        <text:list-item>
          <text:p text:style-name="P34"><text:span text:style-name="T41">S-U</text:span><text:span text:style-name="T36">: Switch input with flight stick (use main flight stick to steer missile)</text:span></text:p>
        </text:list-item>
      </text:list>
      <text:p text:style-name="P6">Index Finger Hat -- View and Game controls</text:p>
      <text:list text:style-name="WWNum1">
        <text:list-item>
          <text:p text:style-name="P29">F: <text:span text:style-name="T36">VR Telescope</text:span><text:tab/><text:tab/><text:tab/>S-F: <text:span text:style-name="T36">Rearm</text:span></text:p>
        </text:list-item>
        <text:list-item>
          <text:p text:style-name="P29">B: <text:span text:style-name="T36">VR Zoom <text:s text:c="2"/></text:span><text:tab/><text:tab/><text:tab/>S-B: <text:span text:style-name="T36">Active Pause</text:span></text:p>
        </text:list-item>
        <text:list-item>
          <text:p text:style-name="P29">U: <text:span text:style-name="T36">Mouse Click</text:span><text:tab/><text:tab/><text:tab/>S-U: <text:span text:style-name="T36">Scroll Down</text:span></text:p>
        </text:list-item>
        <text:list-item>
          <text:p text:style-name="P29">D: <text:span text:style-name="T36">Mouse Right Click</text:span><text:tab/><text:tab/>S-D: <text:span text:style-name="T36">Scroll Down</text:span></text:p>
        </text:list-item>
        <text:list-item>
          <text:p text:style-name="P23">P: <text:span text:style-name="T36">VR Reset <text:s text:c="23"/></text:span><text:tab/>S-P: <text:span text:style-name="T36">show controls</text:span></text:p>
        </text:list-item>
      </text:list>
      <text:p text:style-name="P15"><text:span text:style-name="T15">Thumb</text:span><text:span text:style-name="T11"> Reset </text:span><text:span text:style-name="T13">H</text:span><text:span text:style-name="T12">at – </text:span><text:span text:style-name="T17">Countermeasures</text:span><text:span text:style-name="T16"> and Altimeter</text:span></text:p>
      <text:list text:style-name="L8">
        <text:list-item>
          <text:p text:style-name="P30">F:<text:span text:style-name="T27"> </text:span><text:span text:style-name="T30">Quick</text:span><text:span text:style-name="T28"> </text:span><text:span text:style-name="T30">Chaff/</text:span><text:span text:style-name="T29">Flare</text:span><text:span text:style-name="T28"> Dispense<text:tab/><text:tab/><text:tab/><text:tab/></text:span>S-F: <text:span text:style-name="T49">ECM Band CCW</text:span></text:p>
        </text:list-item>
        <text:list-item>
          <text:p text:style-name="P30">B: <text:span text:style-name="T47">CMS Dispense KONT/OFF</text:span><text:tab/><text:tab/><text:tab/><text:tab/>S-B: <text:span text:style-name="T49">ECM Band CW</text:span></text:p>
        </text:list-item>
        <text:list-item>
          <text:p text:style-name="P30"><text:span text:style-name="T39">L</text:span>: <text:span text:style-name="T47">CMS Dispense INT/Off</text:span><text:tab/><text:tab/><text:tab/><text:tab/><text:tab/>S-<text:span text:style-name="T39">L</text:span>: <text:span text:style-name="T49">ECM Mode CCW</text:span></text:p>
        </text:list-item>
        <text:list-item>
          <text:p text:style-name="P31"><text:span text:style-name="T39">R</text:span>: <text:span text:style-name="T27">--<text:tab/><text:tab/><text:tab/><text:tab/><text:tab/><text:tab/><text:tab/></text:span><text:tab/>S-<text:span text:style-name="T39">R</text:span>: <text:span text:style-name="T49">ECM Mode CCW</text:span></text:p>
        </text:list-item>
        <text:list-item>
          <text:p text:style-name="P24">P: <text:span text:style-name="T40">CMS Dispense </text:span><text:span text:style-name="T47">OFF</text:span></text:p>
        </text:list-item>
        <text:list-item>
          <text:p text:style-name="P25">S-P: Toggle dampers (SPAK) </text:p>
        </text:list-item>
      </text:list>
      <text:p text:style-name="P16"><text:span text:style-name="T12">Brake lever -- </text:span><text:span text:style-name="T32">Switch input with flight stick (use main flight stick to steer missile)</text:span></text:p>
      <text:p text:style-name="P2"><text:span text:style-name="T36">Grip Button</text:span> -- <text:span text:style-name="T46">SHIFT</text:span></text:p>
      <text:p text:style-name="P11"/>
      <text:p text:style-name="P3"/>
      <text:p text:style-name="P9"/>
      <text:p text:style-name="P12"/>
      <text:p text:style-name="P13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09T16:57:24.129000000</dc:date>
    <meta:editing-duration>PT11H39M51S</meta:editing-duration>
    <meta:editing-cycles>50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46" meta:word-count="303" meta:character-count="1720" meta:non-whitespace-character-count="1407"/>
  </office:meta>
</office:document-meta>
</file>